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Calibri" svg:font-family="Calibri"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ize="18pt" fo:font-style="italic" fo:font-weight="bold" style:font-size-asian="18pt" style:font-style-asian="italic" style:font-weight-asian="bold" style:font-size-complex="18pt" style:font-style-complex="italic" style:font-weight-complex="bold"/>
    </style:style>
    <style:style style:name="P3" style:family="paragraph" style:parent-style-name="Standard">
      <style:text-properties fo:color="#0b0b0b" loext:opacity="100%" style:font-name="Calibri" fo:font-size="16pt" fo:font-weight="bold" fo:background-color="#ffffff" style:font-name-asian="Times New Roman" style:font-size-asian="16pt" style:font-weight-asian="bold" style:font-name-complex="Calibri1" style:font-size-complex="16pt" style:font-weight-complex="bold"/>
    </style:style>
    <style:style style:name="P4" style:family="paragraph" style:parent-style-name="Standard" style:master-page-name="Standard">
      <style:paragraph-properties style:page-number="auto" fo:padding-left="0in" fo:padding-right="0in" fo:padding-top="0in" fo:padding-bottom="0.0138in" fo:border-left="none" fo:border-right="none" fo:border-top="none" fo:border-bottom="0.51pt solid #000000"/>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tyle="italic" style:font-style-asian="italic" style:font-style-complex="italic"/>
    </style:style>
    <style:style style:name="T3" style:family="text">
      <style:text-properties fo:font-size="16pt" fo:font-weight="bold" style:font-size-asian="16pt" style:font-weight-asian="bold" style:font-size-complex="16pt" style:font-weight-complex="bold"/>
    </style:style>
    <style:style style:name="T4" style:family="text">
      <style:text-properties fo:color="#0b0b0b" loext:opacity="100%" style:font-name="Calibri" fo:font-size="16pt" fo:font-weight="bold" fo:background-color="#ffffff" loext:char-shading-value="0" style:font-name-asian="Times New Roman" style:font-size-asian="16pt" style:font-weight-asian="bold" style:font-name-complex="Calibri1" style:font-size-complex="16pt" style:font-weight-complex="bold"/>
    </style:style>
    <style:style style:name="T5" style:family="text">
      <style:text-properties fo:color="#0b0b0b" loext:opacity="100%" style:font-name="Calibri" fo:font-style="italic" fo:background-color="#ffffff" loext:char-shading-value="0" style:font-name-asian="Times New Roman" style:font-style-asian="italic" style:font-name-complex="Calibri1" style:font-style-complex="italic"/>
    </style:style>
    <style:style style:name="T6" style:family="text">
      <style:text-properties style:font-name="Calibri" fo:font-style="italic" style:font-style-asian="italic" style:font-name-complex="Calibri1"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NEEDS ANALYSIS RESULTS</text:span></text:p>
      <text:p text:style-name="P1"/>
      <text:p text:style-name="Standard"><text:span text:style-name="T2">This template is just one example of how to document your needs analysis. You may wish to use another approach. Over the next few sessions, you will be adding your audience analysis and content analysis to this document.</text:span></text:p>
      <text:p text:style-name="P2"/>
      <text:p text:style-name="Standard"><text:span text:style-name="T3">Introduction</text:span></text:p>
      <text:p text:style-name="Standard"><text:span text:style-name="T2">Add a short introduction here. For example, the goal of the needs analysis and what this document includes. Since this is a simulated situation, feel free to make up additional data as needed. But keep it realistic. Example that you might use below: Imagine you reviewed the onboarding internet security training. You could say why they may need additional practice.</text:span></text:p>
      <text:p text:style-name="Standard"/>
      <text:p text:style-name="Standard"/>
      <text:p text:style-name="Standard"><text:span text:style-name="T3">The Problem</text:span></text:p>
      <text:p text:style-name="Standard"><text:span text:style-name="T2">Describe the problem that is affecting the Horizon Foundation. If you don’t like the word “problem” you can call it The Challenge or something similar. You may want to add that they are seeking a training solution but keep it vague as you don’t know the solution yet.</text:span></text:p>
      <text:p text:style-name="Standard"/>
      <text:p text:style-name="Standard"/>
      <text:p text:style-name="Standard"><text:span text:style-name="T3">The Goals</text:span></text:p>
      <text:p text:style-name="Standard"><text:span text:style-name="T2">Explain the goal(s) that Horizon is seeking. Include both the organizational goals and the immediate training goal. Show how they are aligned.</text:span></text:p>
      <text:p text:style-name="P1"/>
      <text:p text:style-name="P3"/>
      <text:p text:style-name="Standard"><text:span text:style-name="T4">The Performance Gap</text:span></text:p>
      <text:p text:style-name="Standard"><text:span text:style-name="T5">Explain the gaps you have discovered: existing performance versus ideal performance. Target gaps in performance and skills, knowledge needed to improve performance and attitudes or affect that could be an obstacle to change.</text:span></text:p>
      <text:p text:style-name="Standard"/>
      <text:p text:style-name="Standard"/>
      <text:p text:style-name="Standard"><text:span text:style-name="T3">Training as a Solution</text:span></text:p>
      <text:p text:style-name="Standard">Although we will need to conduct further analysis to determine the type of training solution that will be most effective, we agree that training will help the Horizon Foundation meet its performance and business goals. </text:p>
      <text:p text:style-name="Standard"/>
      <text:p text:style-name="Standard"><text:span text:style-name="T2">Then explain why.</text:span> </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Calibri" svg:font-family="Calibri"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PingFang SC" svg:font-family="'PingFang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Connie Malamed</meta:initial-creator>
    <dc:creator>Connie Malamed</dc:creator>
    <meta:editing-cycles>2</meta:editing-cycles>
    <meta:creation-date>2021-01-19T15:01:00</meta:creation-date>
    <dc:date>2021-01-19T15:01:00</dc:date>
    <meta:editing-duration>P0D</meta:editing-duration>
    <meta:generator>LibreOffice/7.0.4.2$MacOSX_X86_64 LibreOffice_project/dcf040e67528d9187c66b2379df5ea4407429775</meta:generator>
    <meta:document-statistic meta:table-count="0" meta:image-count="0" meta:object-count="0" meta:page-count="1" meta:paragraph-count="13" meta:word-count="254" meta:character-count="1551" meta:non-whitespace-character-count="1308"/>
    <meta:user-defined meta:name="AppVersion">16.0000</meta:user-defined>
    <meta:template xlink:type="simple" xlink:actuate="onRequest" xlink:title="Normal.dotm" xlink:href=""/>
  </office:meta>
</office:document-meta>
</file>